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7D0000007D0745B7577.png" manifest:media-type="image/png"/>
  <manifest:file-entry manifest:full-path="Pictures/10000201000007D0000007D036B6B0FC.png" manifest:media-type="image/png"/>
  <manifest:file-entry manifest:full-path="Pictures/10000201000007D0000007D05AF264C0.png" manifest:media-type="image/png"/>
  <manifest:file-entry manifest:full-path="Pictures/10000201000007D0000007D04E78FB73.png" manifest:media-type="image/png"/>
  <manifest:file-entry manifest:full-path="Pictures/10000201000007D0000007D01E6E8B93.png" manifest:media-type="image/png"/>
  <manifest:file-entry manifest:full-path="Pictures/10000201000007D0000007D0DFE2874A.png" manifest:media-type="image/png"/>
  <manifest:file-entry manifest:full-path="Pictures/10000201000007D0000007D0A681F321.png" manifest:media-type="image/png"/>
  <manifest:file-entry manifest:full-path="Pictures/10000201000007D0000007D04D108C70.png" manifest:media-type="image/png"/>
  <manifest:file-entry manifest:full-path="Pictures/10000201000007D0000007D0598460A0.png" manifest:media-type="image/png"/>
  <manifest:file-entry manifest:full-path="Pictures/10000201000007D0000007D0C3934D42.png" manifest:media-type="image/png"/>
  <manifest:file-entry manifest:full-path="Pictures/10000201000007D0000007D03DE8B112.png" manifest:media-type="image/png"/>
  <manifest:file-entry manifest:full-path="Pictures/10000201000007D0000007D01CBF3FE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3cm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13cm, 1.863cm, 4.44cm, 12.036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7cm, 1.901cm, 4.617cm, 11.544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3cm, 2.029cm, 4.761cm, 11.416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2cm, 2.029cm, 4.422cm, 11.416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97cm, 0cm, 4.751cm, 10.865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92cm, 2.368cm, 4.761cm, 11.077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96cm, 1.882cm, 4.697cm, 11.563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6cm, 1.542cm, 4.449cm, 11.903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6cm, 1.882cm, 4.449cm, 11.22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66cm, 2.221cm, 4.788cm, 11.56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2.794cm" svg:height="1.393cm" svg:x="13.827cm" svg:y="1.004cm">
            <draw:text-box>
              <text:p>ZDOCK</text:p>
            </draw:text-box>
          </draw:frame>
          <draw:frame draw:style-name="gr1" draw:layer="layout" svg:width="7.874cm" svg:height="1.393cm" svg:x="3.159cm" svg:y="1.762cm">
            <draw:text-box>
              <text:p>SIMETRIC DIFFERENCE</text:p>
            </draw:text-box>
          </draw:frame>
          <draw:frame draw:style-name="gr2" draw:layer="layout" svg:width="3.937cm" svg:height="1.266cm" svg:x="20.685cm" svg:y="1.762cm">
            <draw:text-box>
              <text:p>UNION</text:p>
            </draw:text-box>
          </draw:frame>
        </draw:g>
        <draw:frame draw:style-name="gr3" draw:text-style-name="P1" draw:layer="layout" svg:width="18.999cm" svg:height="18.999cm" svg:x="-3.318cm" svg:y="2.702cm">
          <draw:image xlink:href="Pictures/10000201000007D0000007D04D108C70.png" xlink:type="simple" xlink:show="embed" xlink:actuate="onLoad">
            <text:p/>
          </draw:image>
        </draw:frame>
        <draw:frame draw:style-name="gr4" draw:text-style-name="P1" draw:layer="layout" svg:width="13.8cm" svg:height="16.51cm" svg:x="14.959cm" svg:y="3.586cm">
          <draw:image xlink:href="Pictures/10000201000007D0000007D0745B7577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1" draw:layer="layout" svg:width="13.97cm" svg:height="16.51cm" svg:x="1.027cm" svg:y="3.413cm">
          <draw:image xlink:href="Pictures/10000201000007D0000007D036B6B0FC.png" xlink:type="simple" xlink:show="embed" xlink:actuate="onLoad">
            <text:p/>
          </draw:image>
        </draw:frame>
        <draw:frame draw:style-name="gr6" draw:text-style-name="P1" draw:layer="layout" svg:width="13.97cm" svg:height="16.637cm" svg:x="14.843cm" svg:y="3.305cm">
          <draw:image xlink:href="Pictures/10000201000007D0000007D01E6E8B93.png" xlink:type="simple" xlink:show="embed" xlink:actuate="onLoad">
            <text:p/>
          </draw:image>
        </draw:frame>
        <draw:g>
          <draw:frame draw:style-name="gr1" draw:layer="layout" svg:width="2.794cm" svg:height="1.393cm" svg:x="13.828cm" svg:y="1.005cm">
            <draw:text-box>
              <text:p>ZDOCK</text:p>
            </draw:text-box>
          </draw:frame>
          <draw:frame draw:style-name="gr1" draw:layer="layout" svg:width="7.874cm" svg:height="1.393cm" svg:x="3.16cm" svg:y="1.763cm">
            <draw:text-box>
              <text:p>SIMETRIC DIFFERENCE</text:p>
            </draw:text-box>
          </draw:frame>
          <draw:frame draw:style-name="gr2" draw:layer="layout" svg:width="3.937cm" svg:height="1.266cm" svg:x="20.686cm" svg:y="1.763cm">
            <draw:text-box>
              <text:p>UNION</text:p>
            </draw:text-box>
          </draw:frame>
        </draw:g>
      </draw:page>
      <draw:page draw:name="page3" draw:style-name="dp1" draw:master-page-name="Default">
        <draw:g>
          <draw:frame draw:style-name="gr1" draw:layer="layout" svg:width="2.794cm" svg:height="1.393cm" svg:x="13.828cm" svg:y="1.005cm">
            <draw:text-box>
              <text:p>SDOCK</text:p>
            </draw:text-box>
          </draw:frame>
          <draw:frame draw:style-name="gr1" draw:layer="layout" svg:width="7.874cm" svg:height="1.393cm" svg:x="3.16cm" svg:y="1.763cm">
            <draw:text-box>
              <text:p>SIMETRIC DIFFERENCE</text:p>
            </draw:text-box>
          </draw:frame>
          <draw:frame draw:style-name="gr2" draw:layer="layout" svg:width="3.937cm" svg:height="1.266cm" svg:x="20.686cm" svg:y="1.763cm">
            <draw:text-box>
              <text:p>UNION</text:p>
            </draw:text-box>
          </draw:frame>
        </draw:g>
        <draw:frame draw:style-name="gr3" draw:text-style-name="P1" draw:layer="layout" svg:width="18.999cm" svg:height="18.999cm" svg:x="-3.445cm" svg:y="2.651cm">
          <draw:image xlink:href="Pictures/10000201000007D0000007D05AF264C0.png" xlink:type="simple" xlink:show="embed" xlink:actuate="onLoad">
            <text:p/>
          </draw:image>
        </draw:frame>
        <draw:frame draw:style-name="gr7" draw:text-style-name="P1" draw:layer="layout" svg:width="13.97cm" svg:height="16.637cm" svg:x="14.616cm" svg:y="3.286cm">
          <draw:image xlink:href="Pictures/10000201000007D0000007D0598460A0.png" xlink:type="simple" xlink:show="embed" xlink:actuate="onLoad">
            <text:p/>
          </draw:image>
        </draw:frame>
      </draw:page>
      <draw:page draw:name="page4" draw:style-name="dp1" draw:master-page-name="Default">
        <draw:g>
          <draw:frame draw:style-name="gr1" draw:layer="layout" svg:width="2.794cm" svg:height="1.393cm" svg:x="13.828cm" svg:y="1.005cm">
            <draw:text-box>
              <text:p>SDOCK</text:p>
            </draw:text-box>
          </draw:frame>
          <draw:frame draw:style-name="gr1" draw:layer="layout" svg:width="7.874cm" svg:height="1.393cm" svg:x="3.16cm" svg:y="1.763cm">
            <draw:text-box>
              <text:p>SIMETRIC DIFFERENCE</text:p>
            </draw:text-box>
          </draw:frame>
          <draw:frame draw:style-name="gr2" draw:layer="layout" svg:width="3.937cm" svg:height="1.266cm" svg:x="20.686cm" svg:y="1.763cm">
            <draw:text-box>
              <text:p>UNION</text:p>
            </draw:text-box>
          </draw:frame>
        </draw:g>
        <draw:frame draw:style-name="gr8" draw:text-style-name="P1" draw:layer="layout" svg:width="14.935cm" svg:height="16.587cm" svg:x="0.573cm" svg:y="3.413cm">
          <draw:image xlink:href="Pictures/10000201000007D0000007D03DE8B112.png" xlink:type="simple" xlink:show="embed" xlink:actuate="onLoad">
            <text:p/>
          </draw:image>
        </draw:frame>
        <draw:frame draw:style-name="gr9" draw:text-style-name="P1" draw:layer="layout" svg:width="13.97cm" svg:height="16.51cm" svg:x="14.589cm" svg:y="3.49cm">
          <draw:image xlink:href="Pictures/10000201000007D0000007D0C3934D42.png" xlink:type="simple" xlink:show="embed" xlink:actuate="onLoad">
            <text:p/>
          </draw:image>
        </draw:frame>
      </draw:page>
      <draw:page draw:name="page5" draw:style-name="dp1" draw:master-page-name="Default">
        <draw:g>
          <draw:frame draw:style-name="gr1" draw:layer="layout" svg:width="3.176cm" svg:height="1.393cm" svg:x="13.447cm" svg:y="1.006cm">
            <draw:text-box>
              <text:p>FTDOCK</text:p>
            </draw:text-box>
          </draw:frame>
          <draw:frame draw:style-name="gr1" draw:layer="layout" svg:width="7.874cm" svg:height="1.393cm" svg:x="3.161cm" svg:y="1.764cm">
            <draw:text-box>
              <text:p>SIMETRIC DIFFERENCE</text:p>
            </draw:text-box>
          </draw:frame>
          <draw:frame draw:style-name="gr2" draw:layer="layout" svg:width="3.937cm" svg:height="1.266cm" svg:x="20.687cm" svg:y="1.764cm">
            <draw:text-box>
              <text:p>UNION</text:p>
            </draw:text-box>
          </draw:frame>
        </draw:g>
        <draw:frame draw:style-name="gr10" draw:text-style-name="P1" draw:layer="layout" svg:width="13.97cm" svg:height="16.383cm" svg:x="1cm" svg:y="3.54cm">
          <draw:image xlink:href="Pictures/10000201000007D0000007D04E78FB73.png" xlink:type="simple" xlink:show="embed" xlink:actuate="onLoad">
            <text:p/>
          </draw:image>
        </draw:frame>
        <draw:frame draw:style-name="gr11" draw:text-style-name="P1" draw:layer="layout" svg:width="13.97cm" svg:height="16.637cm" svg:x="14.797cm" svg:y="3.359cm">
          <draw:image xlink:href="Pictures/10000201000007D0000007D0DFE2874A.png" xlink:type="simple" xlink:show="embed" xlink:actuate="onLoad">
            <text:p/>
          </draw:image>
        </draw:frame>
      </draw:page>
      <draw:page draw:name="page6" draw:style-name="dp1" draw:master-page-name="Default">
        <draw:g>
          <draw:frame draw:style-name="gr1" draw:layer="layout" svg:width="3.176cm" svg:height="1.393cm" svg:x="13.446cm" svg:y="1.005cm">
            <draw:text-box>
              <text:p>FTDOCK</text:p>
            </draw:text-box>
          </draw:frame>
          <draw:frame draw:style-name="gr1" draw:layer="layout" svg:width="7.874cm" svg:height="1.393cm" svg:x="3.16cm" svg:y="1.763cm">
            <draw:text-box>
              <text:p>SIMETRIC DIFFERENCE</text:p>
            </draw:text-box>
          </draw:frame>
          <draw:frame draw:style-name="gr2" draw:layer="layout" svg:width="3.937cm" svg:height="1.266cm" svg:x="20.686cm" svg:y="1.763cm">
            <draw:text-box>
              <text:p>UNION</text:p>
            </draw:text-box>
          </draw:frame>
        </draw:g>
        <draw:frame draw:style-name="gr12" draw:text-style-name="P1" draw:layer="layout" svg:width="14.097cm" svg:height="16.637cm" svg:x="1.027cm" svg:y="3.286cm">
          <draw:image xlink:href="Pictures/10000201000007D0000007D01CBF3FED.png" xlink:type="simple" xlink:show="embed" xlink:actuate="onLoad">
            <text:p/>
          </draw:image>
        </draw:frame>
        <draw:frame draw:style-name="gr13" draw:text-style-name="P1" draw:layer="layout" svg:width="13.843cm" svg:height="16.51cm" svg:x="14.943cm" svg:y="3.286cm">
          <draw:image xlink:href="Pictures/10000201000007D0000007D0A681F32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rotein Group</meta:initial-creator>
    <meta:creation-date>2015-11-06T13:54:57</meta:creation-date>
    <dc:date>2015-11-06T14:20:30</dc:date>
    <dc:creator>Protein Group</dc:creator>
    <meta:editing-duration>PT9M53S</meta:editing-duration>
    <meta:editing-cycles>1</meta:editing-cycles>
    <meta:document-statistic meta:object-count="36"/>
    <meta:generator>LibreOffice/3.5$Linux_x86 LibreOffice_project/350m1$Build-2</meta:generator>
  </office:meta>
</office:document-meta>
</file>